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NormalWeb" style:family="paragraph">
      <style:paragraph-properties fo:margin-bottom="0in" fo:line-height="100%"/>
    </style:style>
    <style:style style:name="P3" style:parent-style-name="NormalWeb" style:family="paragraph">
      <style:paragraph-properties fo:margin-bottom="0in" fo:line-height="100%"/>
    </style:style>
    <style:style style:name="P4" style:parent-style-name="NormalWeb" style:family="paragraph">
      <style:paragraph-properties fo:margin-bottom="0in" fo:line-height="100%"/>
    </style:style>
    <style:style style:name="P5" style:parent-style-name="NormalWeb" style:family="paragraph">
      <style:paragraph-properties fo:margin-bottom="0in" fo:line-height="100%"/>
    </style:style>
    <style:style style:name="P6" style:parent-style-name="NormalWeb" style:family="paragraph">
      <style:paragraph-properties fo:margin-bottom="0in" fo:line-height="100%"/>
    </style:style>
  </office:automatic-styles>
  <office:body>
    <office:text text:use-soft-page-breaks="true">
      <text:p text:style-name="P1">Encapsulamento</text:p>
      <text:p text:style-name="Standard"/>
      <text:p text:style-name="Standard">Ajuda a proteger a classe e seus atributos, selecionando quem pode e quem não pode acessar os dados. Mantendo a integridade dos dados</text:p>
      <text:p text:style-name="Standard"/>
      <text:p text:style-name="Standard"/>
      <text:p text:style-name="Standard">métodos</text:p>
      <text:p text:style-name="Standard"/>
      <text:p text:style-name="Standard">public – Qualquer chamada pelo dado, seja dentro ou fora da classe<text:s/>poderá visualizar o dado que o método contém.</text:p>
      <text:p text:style-name="Standard"/>
      <text:p text:style-name="Standard">Protected – Os dados são protegidos para serem acessados apenas dentro da classe através dos métodos e demais meios de acesso que estejam dentro da classe. Este tipo de encapsulamento permite que classes herdeiras desta classe “pai” levem atributos do tipo protected na herança.</text:p>
      <text:p text:style-name="Standard"/>
      <text:p text:style-name="Standard">Private – Este último método de encapsulamento faz com que nem mesmo com o método de herança seja possível visualizar o atributo encapsulado como private, sendo disponível apenas dentro do escopo da classe.</text:p>
      <text:p text:style-name="Standard"/>
      <text:p text:style-name="Standard"/>
      <text:p text:style-name="P2">Herança</text:p>
      <text:p text:style-name="P3"/>
      <text:p text:style-name="P4">Quando é necessário no PHP estender uma classe incluindo-a em outra, pode-se usar o método extends.</text:p>
      <text:p text:style-name="P5"/>
      <text:p text:style-name="P6"/>
      <text:p text:style-name="Standard">Interface<text:s/></text:p>
      <text:p text:style-name="Standard"/>
      <text:p text:style-name="Standard">O conceito de inteface determina o que a classe a ser criada deve cumprir, com os atributos, métodos e modos de declaração predeterminados, quando a interface é implementada e não cumprida, o php não permite que seja criada a classe mencionada<text:s/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ormalWeb" style:display-name="Normal (Web)" style:family="paragraph" style:parent-style-name="Normal">
      <style:paragraph-properties style:vertical-align="auto" fo:margin-top="0.0694in" fo:margin-bottom="0.0986in" fo:line-height="115%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na elvira</dc:creator>
    <meta:creation-date>2021-12-08T17:57:00Z</meta:creation-date>
    <dc:date>2021-12-09T00:08:00Z</dc:date>
    <meta:template xlink:href="Normal" xlink:type="simple"/>
    <meta:editing-cycles>3</meta:editing-cycles>
    <meta:editing-duration>PT9300S</meta:editing-duration>
    <meta:document-statistic meta:page-count="1" meta:paragraph-count="2" meta:word-count="177" meta:character-count="1131" meta:row-count="7" meta:non-whitespace-character-count="956"/>
  </office:meta>
</office:document-meta>
</file>